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ccccff" draw:textarea-horizontal-align="center" draw:textarea-vertical-align="middle"/>
    </style:style>
    <style:style style:name="gr4" style:family="graphic" style:parent-style-name="standard">
      <style:graphic-properties draw:stroke="dash" draw:stroke-dash="_32__20_Dots_20_1_20_Dash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2" draw:layer="layout" svg:width="4.045cm" svg:height="1.27cm" svg:x="7.876cm" svg:y="6.235cm">
          <text:p text:style-name="P1">GtkContainer</text:p>
        </draw:rect>
        <draw:rect draw:style-name="gr1" draw:text-style-name="P2" draw:id="id1" draw:layer="layout" svg:width="3.81cm" svg:height="1.27cm" svg:x="5.486cm" svg:y="4.44cm">
          <text:p text:style-name="P1">GtkWidget</text:p>
        </draw:rect>
        <draw:rect draw:style-name="gr1" draw:text-style-name="P2" draw:id="id3" draw:layer="layout" svg:width="4.045cm" svg:height="1.27cm" svg:x="10.477cm" svg:y="8.305cm">
          <text:p text:style-name="P1">GtkBin</text:p>
        </draw:rect>
        <draw:rect draw:style-name="gr1" draw:text-style-name="P2" draw:id="id4" draw:layer="layout" svg:width="4.045cm" svg:height="1.27cm" svg:x="13.078cm" svg:y="10.205cm">
          <text:p text:style-name="P1">GtkWindow</text:p>
        </draw:rect>
        <draw:rect draw:style-name="gr1" draw:text-style-name="P2" draw:id="id5" draw:layer="layout" svg:width="4.045cm" svg:height="1.27cm" svg:x="10.481cm" svg:y="12.05cm">
          <text:p text:style-name="P1">GtkNotebook</text:p>
        </draw:rect>
        <draw:connector draw:style-name="gr2" draw:text-style-name="P2" draw:layer="layout" svg:x1="7.391cm" svg:y1="5.71cm" svg:x2="7.876cm" svg:y2="6.87cm" draw:start-shape="id1" draw:start-glue-point="2" draw:end-shape="id2" draw:end-glue-point="3">
          <text:p/>
        </draw:connector>
        <draw:connector draw:style-name="gr2" draw:text-style-name="P2" draw:layer="layout" svg:x1="9.898cm" svg:y1="7.505cm" svg:x2="10.477cm" svg:y2="8.94cm" draw:start-shape="id2" draw:start-glue-point="2" draw:end-shape="id3" draw:end-glue-point="3">
          <text:p/>
        </draw:connector>
        <draw:connector draw:style-name="gr2" draw:text-style-name="P2" draw:layer="layout" svg:x1="12.499cm" svg:y1="9.575cm" svg:x2="13.078cm" svg:y2="10.84cm" draw:start-shape="id3" draw:start-glue-point="2" draw:end-shape="id4" draw:end-glue-point="3">
          <text:p/>
        </draw:connector>
        <draw:connector draw:style-name="gr2" draw:text-style-name="P2" draw:layer="layout" svg:x1="9.898cm" svg:y1="7.505cm" svg:x2="10.481cm" svg:y2="12.685cm" draw:start-shape="id2" draw:start-glue-point="2" draw:end-shape="id5" draw:end-glue-point="3">
          <text:p/>
        </draw:connector>
        <draw:rect draw:style-name="gr1" draw:text-style-name="P2" draw:id="id6" draw:layer="layout" svg:width="4.045cm" svg:height="1.27cm" svg:x="7.977cm" svg:y="13.835cm">
          <text:p text:style-name="P1">GtkMisc</text:p>
        </draw:rect>
        <draw:rect draw:style-name="gr1" draw:text-style-name="P2" draw:id="id7" draw:layer="layout" svg:width="4.045cm" svg:height="1.27cm" svg:x="10.478cm" svg:y="15.605cm">
          <text:p text:style-name="P1">GtkLabel</text:p>
        </draw:rect>
        <draw:connector draw:style-name="gr2" draw:text-style-name="P2" draw:layer="layout" svg:x1="7.391cm" svg:y1="5.71cm" svg:x2="7.977cm" svg:y2="14.47cm" draw:start-shape="id1" draw:start-glue-point="2" draw:end-shape="id6" draw:end-glue-point="3">
          <text:p/>
        </draw:connector>
        <draw:connector draw:style-name="gr2" draw:text-style-name="P2" draw:layer="layout" svg:x1="9.999cm" svg:y1="15.105cm" svg:x2="10.478cm" svg:y2="16.24cm" draw:start-shape="id6" draw:start-glue-point="2" draw:end-shape="id7" draw:end-glue-point="3">
          <text:p/>
        </draw:connector>
        <draw:rect draw:style-name="gr3" draw:text-style-name="P1" draw:id="id8" draw:layer="layout" svg:width="3.81cm" svg:height="0.9cm" svg:x="3.086cm" svg:y="2.94cm">
          <text:p text:style-name="P1">GObject</text:p>
        </draw:rect>
        <draw:connector draw:style-name="gr4" draw:text-style-name="P2" draw:layer="layout" svg:x1="4.991cm" svg:y1="3.84cm" svg:x2="5.486cm" svg:y2="5.075cm" draw:start-shape="id8" draw:start-glue-point="2" draw:end-shape="id1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chael Lawrence</meta:initial-creator>
    <meta:creation-date>2007-11-12T16:58:44</meta:creation-date>
    <dc:creator>Michael Lawrence</dc:creator>
    <dc:date>2007-11-12T19:25:21</dc:date>
    <meta:editing-cycles>2</meta:editing-cycles>
    <meta:editing-duration>PT10M36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